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2dd" officeooo:paragraph-rsid="001df2dd"/>
    </style:style>
    <style:style style:name="T1" style:family="text">
      <style:text-properties officeooo:rsid="001f41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Modification de l'image dans l'imprimante ⇒ probleme pour pointer vers un dossier specifique avec l'ID de l'imprimante <text:span text:style-name="T1">(def store_id) : chemin unique pour tous.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1:30:08.043791860</meta:creation-date>
    <dc:date>2014-12-15T11:49:40.953914207</dc:date>
    <meta:editing-duration>PT18M26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" meta:word-count="25" meta:character-count="163" meta:non-whitespace-character-count="139"/>
  </office:meta>
</office:document-meta>
</file>